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TaskWrapper.CocoonTaskWrapper( Map objectModel , Parameters parameters ,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coonTaskWrapper.CocoonTaskWrapper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TaskWrapper.initialize( Parameters parameters , Publication publication , 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coonTaskWrapper.setNotifying( Request reque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8">
            <text:p text:style-name="Table_20_Contents">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